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Helvetica LT Std" svg:font-family="'Helvetica LT Std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>
        <style:tab-stops>
          <style:tab-stop style:position="0.3311in"/>
          <style:tab-stop style:position="1.1555in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Table_20_Contents">
      <style:paragraph-properties>
        <style:tab-stops>
          <style:tab-stop style:position="0.4165in"/>
          <style:tab-stop style:position="1.2311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able_20_Contents">
      <style:paragraph-properties>
        <style:tab-stops>
          <style:tab-stop style:position="0.2937in"/>
          <style:tab-stop style:position="1.089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able_20_Contents">
      <style:paragraph-properties>
        <style:tab-stops>
          <style:tab-stop style:position="0.3783in"/>
          <style:tab-stop style:position="1.1744in"/>
        </style:tab-stops>
      </style:paragraph-properties>
    </style:style>
    <style:style style:name="P5" style:family="paragraph" style:parent-style-name="Table_20_Contents">
      <style:paragraph-properties>
        <style:tab-stops>
          <style:tab-stop style:position="0.3311in"/>
          <style:tab-stop style:position="1.1555in"/>
        </style:tab-stops>
      </style:paragraph-properties>
    </style:style>
    <style:style style:name="P6" style:family="paragraph" style:parent-style-name="Table_20_Contents">
      <style:paragraph-properties>
        <style:tab-stops>
          <style:tab-stop style:position="0.4165in"/>
          <style:tab-stop style:position="1.2311in"/>
        </style:tab-stops>
      </style:paragraph-properties>
    </style:style>
    <style:style style:name="P7" style:family="paragraph" style:parent-style-name="Table_20_Contents">
      <style:paragraph-properties>
        <style:tab-stops>
          <style:tab-stop style:position="0.2937in"/>
          <style:tab-stop style:position="1.089in"/>
        </style:tab-stops>
      </style:paragraph-properties>
    </style:style>
    <style:style style:name="P8" style:family="paragraph" style:parent-style-name="Table_20_Contents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  <style:text-properties style:font-name="Times New Roman1" fo:font-size="10pt" style:font-size-asian="10pt" style:font-size-complex="10pt"/>
    </style:style>
    <style:style style:name="P9" style:family="paragraph" style:parent-style-name="Table_20_Contents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</style:style>
    <style:style style:name="P10" style:family="paragraph" style:parent-style-name="Table_20_Contents">
      <style:paragraph-properties>
        <style:tab-stops>
          <style:tab-stop style:position="0.1654in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ext_20_body">
      <style:paragraph-properties>
        <style:tab-stops>
          <style:tab-stop style:position="0.3311in"/>
          <style:tab-stop style:position="1.1555in"/>
        </style:tab-stops>
      </style:paragraph-properties>
    </style:style>
    <style:style style:name="P13" style:family="paragraph" style:parent-style-name="Text_20_body">
      <style:paragraph-properties>
        <style:tab-stops>
          <style:tab-stop style:position="0.4165in"/>
          <style:tab-stop style:position="1.2311in"/>
        </style:tab-stops>
      </style:paragraph-properties>
    </style:style>
    <style:style style:name="P14" style:family="paragraph" style:parent-style-name="Text_20_body">
      <style:paragraph-properties>
        <style:tab-stops>
          <style:tab-stop style:position="0.2937in"/>
          <style:tab-stop style:position="1.089in"/>
        </style:tab-stops>
      </style:paragraph-properties>
    </style:style>
    <style:style style:name="P15" style:family="paragraph" style:parent-style-name="Text_20_body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</style:style>
    <style:style style:name="P16" style:family="paragraph" style:parent-style-name="Text_20_body">
      <style:text-properties fo:font-size="11pt" style:font-size-asian="11pt" style:font-size-complex="11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style:font-name="Helvetica LT Std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Helvetica LT Std" fo:font-weight="bold" style:font-weight-asian="bold" style:font-weight-complex="bold"/>
    </style:style>
    <style:style style:name="T3" style:family="text">
      <style:text-properties style:font-name="Helvetica LT Std" fo:font-weight="bold" style:font-weight-asian="bold" style:font-name-complex="Helvetica LT Std" style:font-weight-complex="bold"/>
    </style:style>
    <style:style style:name="T4" style:family="text">
      <style:text-properties style:font-name="Helvetica LT Std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Palatino Linotype" fo:font-weight="normal" style:font-weight-asian="normal" style:font-name-complex="Palatino Linotype" style:font-weight-complex="normal"/>
    </style:style>
    <style:style style:name="Sect1" style:family="section">
      <style:section-properties fo:background-color="#f8f9fa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tlinks">
        <text:h text:style-name="Heading_20_1" text:outline-level="1">Italian Swadesh list</text:h>
        <text:p text:style-name="P13"/>
        <text:p text:style-name="P2">1 я <text:span text:style-name="T2">io</text:span></text:p>
        <text:p text:style-name="P2">2 ты <text:span text:style-name="T2">tu</text:span></text:p>
        <text:p text:style-name="P2">3 он <text:span text:style-name="T2">lui, egli</text:span></text:p>
        <text:p text:style-name="P2">4 мы <text:span text:style-name="T2">noi</text:span></text:p>
        <text:p text:style-name="P2">5 вы <text:span text:style-name="T2">voi</text:span></text:p>
        <text:p text:style-name="P2">6 они <text:span text:style-name="T2">loro, essi</text:span></text:p>
        <text:p text:style-name="P2">7 этот, сей <text:span text:style-name="T2">questo</text:span></text:p>
        <text:p text:style-name="P2">8 тот <text:span text:style-name="T2">quello</text:span></text:p>
        <text:p text:style-name="P2">9 здесь, тут <text:span text:style-name="T2">qui, qua</text:span></text:p>
        <text:p text:style-name="P2">10 там <text:span text:style-name="T2">la</text:span></text:p>
        <text:p text:style-name="P2">11 кто <text:span text:style-name="T2">chi</text:span></text:p>
        <text:p text:style-name="P2">12 что <text:span text:style-name="T2">che</text:span></text:p>
        <text:p text:style-name="P2">13 где <text:span text:style-name="T2">dove</text:span></text:p>
        <text:p text:style-name="P2">14 когда <text:span text:style-name="T2">quando</text:span></text:p>
        <text:p text:style-name="P2">15 как <text:span text:style-name="T2">come</text:span></text:p>
        <text:p text:style-name="P2">16 не <text:span text:style-name="T2">non</text:span></text:p>
        <text:p text:style-name="P2">17 всё <text:span text:style-name="T2">tutto</text:span></text:p>
        <text:p text:style-name="P2">18 много <text:span text:style-name="T2">molto</text:span></text:p>
        <text:p text:style-name="P2">19 несколько <text:span text:style-name="T2">alcuni</text:span></text:p>
        <text:p text:style-name="P2">20 немного, мало <text:span text:style-name="T2">poco</text:span></text:p>
        <text:p text:style-name="P2">21 другой <text:span text:style-name="T2">altro</text:span></text:p>
        <text:p text:style-name="P2">22 один <text:span text:style-name="T2">uno</text:span></text:p>
        <text:p text:style-name="P2">23 два <text:span text:style-name="T2">due</text:span></text:p>
        <text:p text:style-name="P2">24 три <text:span text:style-name="T2">tre</text:span></text:p>
        <text:p text:style-name="P2">25 четыре <text:span text:style-name="T2">quattro</text:span></text:p>
        <text:p text:style-name="P2">26 пять <text:span text:style-name="T2">cinque</text:span></text:p>
        <text:p text:style-name="P2">27 большой <text:span text:style-name="T2">grande</text:span></text:p>
        <text:p text:style-name="P2">28 длинный <text:span text:style-name="T2">lungo</text:span></text:p>
        <text:p text:style-name="P2">29 широкий <text:span text:style-name="T2">largo</text:span></text:p>
        <text:p text:style-name="P2">30 толстый <text:span text:style-name="T2">grosso</text:span></text:p>
        <text:p text:style-name="P2">31 тяжёлый <text:span text:style-name="T2">pesante</text:span></text:p>
        <text:p text:style-name="P2">32 маленький <text:span text:style-name="T2">piccolo</text:span></text:p>
        <text:p text:style-name="P2">33 короткий <text:span text:style-name="T2">corto</text:span></text:p>
        <text:p text:style-name="P2">34 узкий <text:span text:style-name="T2">stretto</text:span></text:p>
        <text:p text:style-name="P2">35 тонкий <text:span text:style-name="T2">sottile</text:span></text:p>
        <text:p text:style-name="P2">36 женщина <text:span text:style-name="T2">donna</text:span></text:p>
        <text:p text:style-name="P2">37 мужчина <text:span text:style-name="T2">uomo</text:span></text:p>
        <text:p text:style-name="P2">38 человек <text:span text:style-name="T2">uomo</text:span></text:p>
        <text:p text:style-name="P2">39 дитя, ребёнок <text:span text:style-name="T2">bambino</text:span></text:p>
        <text:p text:style-name="P2">40 жена <text:span text:style-name="T2">moglie, sposa</text:span></text:p>
        <text:p text:style-name="P2">41 муж <text:span text:style-name="T2">marito, sposo</text:span></text:p>
        <text:p text:style-name="P2">42 мать <text:span text:style-name="T2">madre</text:span></text:p>
        <text:p text:style-name="P2">43 отец <text:span text:style-name="T2">padre</text:span></text:p>
        <text:p text:style-name="P2">44 зверь, животное <text:span text:style-name="T2">animale</text:span></text:p>
        <text:p text:style-name="P2">45 рыба <text:span text:style-name="T2">pesce</text:span></text:p>
        <text:p text:style-name="P2">46 птица <text:span text:style-name="T2">uccello</text:span></text:p>
        <text:p text:style-name="P2">47 собака, щенок <text:span text:style-name="T2">cane</text:span></text:p>
        <text:p text:style-name="P2">48 вошь <text:span text:style-name="T2">pidocchio</text:span></text:p>
        <text:p text:style-name="P2">49 змея <text:span text:style-name="T2">serpente</text:span></text:p>
        <text:p text:style-name="P2">50 червь <text:span text:style-name="T2">verme</text:span></text:p>
        <text:p text:style-name="P2">51 дерево <text:span text:style-name="T2">albero</text:span></text:p>
        <text:p text:style-name="P2">52 лес <text:span text:style-name="T2">foresta</text:span></text:p>
        <text:p text:style-name="P2">53 палка <text:span text:style-name="T2">bastone</text:span></text:p>
        <text:p text:style-name="P2">54 плод <text:span text:style-name="T2">frutta</text:span></text:p>
        <text:p text:style-name="P2">55 семя <text:span text:style-name="T2">seme</text:span></text:p>
        <text:p text:style-name="P2">56 лист <text:span text:style-name="T2">foglia</text:span></text:p>
        <text:p text:style-name="P2">57 корень <text:span text:style-name="T2">radice</text:span></text:p>
        <text:p text:style-name="P2">58 кора <text:span text:style-name="T2">corteccia</text:span></text:p>
        <text:p text:style-name="P2">59 цветок <text:span text:style-name="T2">fiore</text:span></text:p>
        <text:p text:style-name="P2">60 трава <text:span text:style-name="T2">erba</text:span></text:p>
        <text:p text:style-name="P2">61 верёвка <text:span text:style-name="T2">corda</text:span></text:p>
        <text:p text:style-name="P2">62 кожа <text:span text:style-name="T2">pelle</text:span></text:p>
        <text:p text:style-name="P2">63 мясо <text:span text:style-name="T2">carne</text:span></text:p>
        <text:p text:style-name="P2">64 кровь <text:span text:style-name="T2">sangue</text:span></text:p>
        <text:p text:style-name="P2">65 кость <text:span text:style-name="T2">osso</text:span></text:p>
        <text:p text:style-name="P2">66 жир <text:span text:style-name="T2">grasso</text:span></text:p>
        <text:p text:style-name="P2">67 яйцо <text:span text:style-name="T2">uovo</text:span></text:p>
        <text:p text:style-name="P2">68 рог <text:span text:style-name="T2">corno</text:span></text:p>
        <text:p text:style-name="P2">69 хвост <text:span text:style-name="T2">coda</text:span></text:p>
        <text:p text:style-name="P2">70 перо <text:span text:style-name="T2">piuma</text:span></text:p>
        <text:p text:style-name="P2">71 волосы <text:span text:style-name="T2">capelli</text:span></text:p>
        <text:p text:style-name="P2">72 голова <text:span text:style-name="T2">testa</text:span></text:p>
        <text:p text:style-name="P2">73 ухо <text:span text:style-name="T2">orecchio</text:span></text:p>
        <text:p text:style-name="P2">74 глаз, око <text:span text:style-name="T2">occhio</text:span></text:p>
        <text:p text:style-name="P2">75 нос <text:span text:style-name="T2">naso</text:span></text:p>
        <text:p text:style-name="P2">76 рот <text:span text:style-name="T2">bocca</text:span></text:p>
        <text:p text:style-name="P2">77 зуб <text:span text:style-name="T2">dente</text:span></text:p>
        <text:p text:style-name="P2">78 язык <text:span text:style-name="T2">lingua</text:span></text:p>
        <text:p text:style-name="P2">79 ноготь <text:span text:style-name="T2">unghia</text:span></text:p>
        <text:p text:style-name="P2">80 стопа, ступня <text:span text:style-name="T2">piede</text:span></text:p>
        <text:p text:style-name="P2">81 нога <text:span text:style-name="T2">gamba</text:span></text:p>
        <text:p text:style-name="P2">82 колено <text:span text:style-name="T2">ginocchio</text:span></text:p>
        <text:p text:style-name="P2">83 рука, ладонь <text:span text:style-name="T2">mano</text:span></text:p>
        <text:p text:style-name="P2">84 крыло <text:span text:style-name="T2">ala</text:span></text:p>
        <text:p text:style-name="P2">85 живот, утроба, нутро <text:span text:style-name="T2">ventre</text:span></text:p>
        <text:p text:style-name="P2">86 внутренности, кишки <text:span text:style-name="T2">intestino</text:span></text:p>
        <text:p text:style-name="P2">87 шея <text:span text:style-name="T2">collo</text:span></text:p>
        <text:p text:style-name="P2">88 спина <text:span text:style-name="T2">schiena</text:span></text:p>
        <text:p text:style-name="P2">89 грудь <text:span text:style-name="T2">petto</text:span></text:p>
        <text:p text:style-name="P2">90 сердце <text:span text:style-name="T2">cuore</text:span></text:p>
        <text:p text:style-name="P2">91 печень <text:span text:style-name="T2">fegato</text:span></text:p>
        <text:p text:style-name="P2">92 пить <text:span text:style-name="T2">bere</text:span></text:p>
        <text:p text:style-name="P2">93 есть&lt;/td <text:span text:style-name="T2">mangiare</text:span></text:p>
        <text:p text:style-name="P2">94 грызть, кусать <text:span text:style-name="T2">mordere</text:span></text:p>
        <text:p text:style-name="P2">95 сосать <text:span text:style-name="T2">succhiare</text:span></text:p>
        <text:p text:style-name="P2">96 плевать <text:span text:style-name="T2">sputare</text:span></text:p>
        <text:p text:style-name="P2">97 рвать, блевать <text:span text:style-name="T2">vomitare</text:span></text:p>
        <text:p text:style-name="P2">98 дуть <text:span text:style-name="T2">soffiare</text:span></text:p>
        <text:p text:style-name="P2">99 дышать <text:span text:style-name="T2">respirare</text:span></text:p>
        <text:p text:style-name="P2">100 смеяться <text:span text:style-name="T2">ridere</text:span></text:p>
        <text:p text:style-name="P2">101 видеть <text:span text:style-name="T2">vedere</text:span></text:p>
        <text:p text:style-name="P2">102 слышать <text:span text:style-name="T2">udire, sentire</text:span></text:p>
        <text:p text:style-name="P2">103 знать <text:span text:style-name="T2">sapere</text:span></text:p>
        <text:p text:style-name="P2">104 думать <text:span text:style-name="T2">pensare</text:span></text:p>
        <text:p text:style-name="P2">105 нюхать, чуять <text:span text:style-name="T2">odorare, annusare</text:span></text:p>
        <text:p text:style-name="P2">106 бояться <text:span text:style-name="T2">temere</text:span></text:p>
        <text:p text:style-name="P2">107 спать <text:span text:style-name="T2">dormire</text:span></text:p>
        <text:p text:style-name="P2">108 жить <text:span text:style-name="T2">vivere</text:span></text:p>
        <text:p text:style-name="P2">109 умереть <text:span text:style-name="T2">morire</text:span></text:p>
        <text:p text:style-name="P2">110 убивать <text:span text:style-name="T2">uccidere</text:span></text:p>
        <text:p text:style-name="P2">111 бороться, биться <text:span text:style-name="T2">combattere</text:span></text:p>
        <text:p text:style-name="P2">112 охотиться <text:span text:style-name="T2">cacciare</text:span></text:p>
        <text:p text:style-name="P2">113 ударить <text:span text:style-name="T2">colpire</text:span></text:p>
        <text:p text:style-name="P2">114 резать, рубить <text:span text:style-name="T2">tagliare</text:span></text:p>
        <text:p text:style-name="P2">115 делить, разделить <text:span text:style-name="T2">dividere, separare</text:span></text:p>
        <text:p text:style-name="P2">116 кольнуть <text:span text:style-name="T2">pugnalare</text:span></text:p>
        <text:p text:style-name="P2">117 царапать <text:span text:style-name="T2">graffiare</text:span></text:p>
        <text:p text:style-name="P2">118 копать, рыть <text:span text:style-name="T2">scavare</text:span></text:p>
        <text:p text:style-name="P2">119 плавать, плыть <text:span text:style-name="T2">nuotare</text:span></text:p>
        <text:p text:style-name="P2">120 летать <text:span text:style-name="T2">volare</text:span></text:p>
        <text:p text:style-name="P2">121 ходить, идти <text:span text:style-name="T2">camminare</text:span></text:p>
        <text:p text:style-name="P2">122 приходить, прийти <text:span text:style-name="T2">venire</text:span></text:p>
        <text:p text:style-name="P2">123 лежать <text:span text:style-name="T2">giacere, stare disteso</text:span></text:p>
        <text:p text:style-name="P2">124 сидеть <text:span text:style-name="T2">sedere</text:span></text:p>
        <text:p text:style-name="P2">125 стоять <text:span text:style-name="T2">stare in piedi</text:span></text:p>
        <text:p text:style-name="P2">126 вертеть <text:span text:style-name="T2">girare</text:span></text:p>
        <text:p text:style-name="P2">127 падать <text:span text:style-name="T2">cadere</text:span></text:p>
        <text:p text:style-name="P2">128 давать (дарить) <text:span text:style-name="T2">dare</text:span></text:p>
        <text:p text:style-name="P2">129 держать <text:span text:style-name="T2">tenere</text:span></text:p>
        <text:p text:style-name="P2">130 сжимать <text:span text:style-name="T2">comprìmere</text:span></text:p>
        <text:p text:style-name="P2">131 тереть <text:span text:style-name="T2">strofinare</text:span></text:p>
        <text:p text:style-name="P2">132 мыть <text:span text:style-name="T2">lavare</text:span></text:p>
        <text:p text:style-name="P2">133 вытирать <text:span text:style-name="T2">asciugare</text:span></text:p>
        <text:p text:style-name="P2"><text:soft-page-break/>134 тянуть <text:span text:style-name="T2">tirare</text:span></text:p>
        <text:p text:style-name="P2">135 толкать <text:span text:style-name="T2">spingere</text:span></text:p>
        <text:p text:style-name="P2">136 бросать, кидать <text:span text:style-name="T2">tirare</text:span></text:p>
        <text:p text:style-name="P2">137 вязать, связывать <text:span text:style-name="T2">legare</text:span></text:p>
        <text:p text:style-name="P2">138 шить <text:span text:style-name="T2">cucire</text:span></text:p>
        <text:p text:style-name="P2">139 считать <text:span text:style-name="T2">contare</text:span></text:p>
        <text:p text:style-name="P2">140 говорить, сказать <text:span text:style-name="T2">dire</text:span></text:p>
        <text:p text:style-name="P2">141 петь <text:span text:style-name="T2">cantare</text:span></text:p>
        <text:p text:style-name="P2">142 играть <text:span text:style-name="T2">giocare</text:span></text:p>
        <text:p text:style-name="P2">143 плыть <text:span text:style-name="T2">galleggiare</text:span></text:p>
        <text:p text:style-name="P2">144 течь <text:span text:style-name="T2">fluire</text:span></text:p>
        <text:p text:style-name="P2">145 замёрзнуть, замерзать <text:span text:style-name="T2">gelare</text:span></text:p>
        <text:p text:style-name="P2">146 пухнуть <text:span text:style-name="T2">gonfiare</text:span></text:p>
        <text:p text:style-name="P2">147 солнце <text:span text:style-name="T2">sole</text:span></text:p>
        <text:p text:style-name="P2">148 луна <text:span text:style-name="T2">luna</text:span></text:p>
        <text:p text:style-name="P2">149 звезда <text:span text:style-name="T2">stella</text:span></text:p>
        <text:p text:style-name="P2">150 вода <text:span text:style-name="T2">acqua</text:span></text:p>
        <text:p text:style-name="P2">151 дождь <text:span text:style-name="T2">pioggia</text:span></text:p>
        <text:p text:style-name="P2">152 река <text:span text:style-name="T2">fiume</text:span></text:p>
        <text:p text:style-name="P2">153 озеро <text:span text:style-name="T2">lago</text:span></text:p>
        <text:p text:style-name="P2">154 море <text:span text:style-name="T2">mare</text:span></text:p>
        <text:p text:style-name="P2">155 соль <text:span text:style-name="T2">sale</text:span></text:p>
        <text:p text:style-name="P2">156 камень <text:span text:style-name="T2">pietra</text:span></text:p>
        <text:p text:style-name="P2">157 песок <text:span text:style-name="T2">sabbia</text:span></text:p>
        <text:p text:style-name="P2">158 пыль <text:span text:style-name="T2">polvere</text:span></text:p>
        <text:p text:style-name="P2">159 земля <text:span text:style-name="T2">terra</text:span></text:p>
        <text:p text:style-name="P2">160 облако <text:span text:style-name="T2">nuvola</text:span></text:p>
        <text:p text:style-name="P2">161 туман <text:span text:style-name="T2">nebbia</text:span></text:p>
        <text:p text:style-name="P2">162 небо <text:span text:style-name="T2">cielo</text:span></text:p>
        <text:p text:style-name="P2">163 ветер <text:span text:style-name="T2">vento</text:span></text:p>
        <text:p text:style-name="P2">164 снег <text:span text:style-name="T2">neve</text:span></text:p>
        <text:p text:style-name="P2">165 лёд <text:span text:style-name="T2">ghiaccio</text:span></text:p>
        <text:p text:style-name="P2">166 дым <text:span text:style-name="T2">fumo</text:span></text:p>
        <text:p text:style-name="P2">167 огонь <text:span text:style-name="T2">fuoco</text:span></text:p>
        <text:p text:style-name="P2">168 зола, пепел <text:span text:style-name="T2">cénere</text:span></text:p>
        <text:p text:style-name="P2">169 жечь <text:span text:style-name="T2">bruciare</text:span></text:p>
        <text:p text:style-name="P2">170 дорога, путь <text:span text:style-name="T2">strada</text:span></text:p>
        <text:p text:style-name="P2">171 гора <text:span text:style-name="T2">montagna</text:span></text:p>
        <text:p text:style-name="P2">172 красный <text:span text:style-name="T2">rosso</text:span></text:p>
        <text:p text:style-name="P2">173 зелёный <text:span text:style-name="T2">verde</text:span></text:p>
        <text:p text:style-name="P2">174 жёлтый <text:span text:style-name="T2">giallo</text:span></text:p>
        <text:p text:style-name="P2">175 белый <text:span text:style-name="T2">bianco</text:span></text:p>
        <text:p text:style-name="P2">176 чёрный <text:span text:style-name="T2">nero</text:span></text:p>
        <text:p text:style-name="P2">177 ночь <text:span text:style-name="T2">notte</text:span></text:p>
        <text:p text:style-name="P2">178 день <text:span text:style-name="T2">giorno</text:span></text:p>
        <text:p text:style-name="P2">179 год <text:span text:style-name="T2">anno</text:span></text:p>
        <text:p text:style-name="P2">180 тёплый <text:span text:style-name="T2">caldo</text:span></text:p>
        <text:p text:style-name="P2">181 холодный <text:span text:style-name="T2">freddo</text:span></text:p>
        <text:p text:style-name="P2">182 полный <text:span text:style-name="T2">pieno</text:span></text:p>
        <text:p text:style-name="P2">183 новый <text:span text:style-name="T2">nuovo</text:span></text:p>
        <text:p text:style-name="P2">184 старый <text:span text:style-name="T2">vecchio</text:span></text:p>
        <text:p text:style-name="P2">185 хороший, добрый <text:span text:style-name="T2">buono</text:span></text:p>
        <text:p text:style-name="P2">186 злой, плохой <text:span text:style-name="T2">cattivo</text:span></text:p>
        <text:p text:style-name="P2">187 гнилой <text:span text:style-name="T2">marcio</text:span></text:p>
        <text:p text:style-name="P2">188 грязный <text:span text:style-name="T2">sporco</text:span></text:p>
        <text:p text:style-name="P2">189 прямой <text:span text:style-name="T2">diritto</text:span></text:p>
        <text:p text:style-name="P2">190 круглый <text:span text:style-name="T2">rotondo</text:span></text:p>
        <text:p text:style-name="P2">191 острый <text:span text:style-name="T2">acuto, aguzzo, affilato</text:span></text:p>
        <text:p text:style-name="P2">192 тупой <text:span text:style-name="T2">ottuso</text:span></text:p>
        <text:p text:style-name="P2">193 гладкий, ровный <text:span text:style-name="T2">liscio</text:span></text:p>
        <text:p text:style-name="P2">194 мокрый <text:span text:style-name="T2">bagnato, molle, ùmido</text:span></text:p>
        <text:p text:style-name="P2">195 сухой <text:span text:style-name="T2">asciutto, secco</text:span></text:p>
        <text:p text:style-name="P2">196 правильный <text:span text:style-name="T2">corretto</text:span></text:p>
        <text:p text:style-name="P2">197 близкий <text:span text:style-name="T2">vicino, pròssimo</text:span></text:p>
        <text:p text:style-name="P2">198 далёкий, дальний <text:span text:style-name="T2">lontano</text:span></text:p>
        <text:p text:style-name="P2">199 правый <text:span text:style-name="T2">destro</text:span></text:p>
        <text:p text:style-name="P2">200 левый <text:span text:style-name="T2">sinistro</text:span></text:p>
        <text:p text:style-name="P2">201 при, у, возле <text:span text:style-name="T2">presso</text:span></text:p>
        <text:p text:style-name="P2">202 в <text:span text:style-name="T2">in</text:span></text:p>
        <text:p text:style-name="P2">203 с <text:span text:style-name="T2">con</text:span></text:p>
        <text:p text:style-name="P2">204 и <text:span text:style-name="T2">e</text:span></text:p>
        <text:p text:style-name="P2">205 если <text:span text:style-name="T2">se</text:span></text:p>
        <text:p text:style-name="P2">206 потому что <text:span text:style-name="T2">perché</text:span></text:p>
        <text:p text:style-name="P6"><text:span text:style-name="T1">207 имя </text:span><text:span text:style-name="T4">nom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Helvetica LT Std" svg:font-family="'Helvetica LT Std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Arial1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 style:font-family-complex="'Times New Roman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fo:background-color="transparent" style:writing-mode="lr-tb" draw:fill="none" draw:fill-color="#99ccff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Щ*ДЕ? эжщшп</meta:initial-creator>
    <meta:creation-date>2017-08-28T20:44:41</meta:creation-date>
    <meta:generator>LibreOffice/5.1.6.2$Linux_X86_64 LibreOffice_project/10m0$Build-2</meta:generator>
    <dc:date>2018-01-26T06:01:09.824568707</dc:date>
    <meta:editing-duration>PT23H36M15S</meta:editing-duration>
    <meta:editing-cycles>17</meta:editing-cycles>
    <meta:document-statistic meta:table-count="0" meta:image-count="0" meta:object-count="0" meta:page-count="2" meta:paragraph-count="208" meta:word-count="678" meta:character-count="3635" meta:non-whitespace-character-count="3165"/>
  </office:meta>
</office:document-meta>
</file>